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ff045" officeooo:paragraph-rsid="000ff045" style:font-size-asian="24.5pt" style:font-weight-asian="bold" style:font-size-complex="28pt" style:font-weight-complex="bold"/>
    </style:style>
    <style:style style:name="P2" style:family="paragraph" style:parent-style-name="Standard">
      <style:text-properties style:font-name="Liberation Sans" fo:font-size="28pt" fo:font-weight="normal" officeooo:rsid="000ff045" officeooo:paragraph-rsid="000ff045" style:font-size-asian="24.5pt" style:font-weight-asian="normal" style:font-size-complex="28pt" style:font-weight-complex="normal"/>
    </style:style>
    <style:style style:name="P3" style:family="paragraph" style:parent-style-name="Standard">
      <style:text-properties style:font-name="Liberation Sans" fo:font-size="20pt" fo:font-weight="bold" officeooo:rsid="000ff045" officeooo:paragraph-rsid="000ff045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Liberation Sans" fo:font-size="14pt" fo:font-weight="normal" officeooo:rsid="000ff045" officeooo:paragraph-rsid="000ff04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0ff045" officeooo:paragraph-rsid="000ff04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123845" officeooo:paragraph-rsid="0012384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6c7f" officeooo:paragraph-rsid="00236c7f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ans" fo:font-size="14pt" fo:font-weight="bold" officeooo:rsid="000ff045" officeooo:paragraph-rsid="000ff04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ff045" officeooo:paragraph-rsid="000ff04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23845" officeooo:paragraph-rsid="0012384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6c7f" officeooo:paragraph-rsid="00236c7f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Mono" fo:font-size="14pt" fo:font-weight="normal" officeooo:rsid="000ff045" officeooo:paragraph-rsid="000ff045" style:font-size-asian="14pt" style:font-weight-asian="normal" style:font-size-complex="14pt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Mono" fo:font-style="italic" style:font-style-asian="italic" style:font-style-complex="italic"/>
    </style:style>
    <style:style style:name="T3" style:family="text">
      <style:text-properties style:font-name="Liberation Mono" fo:font-style="italic" officeooo:rsid="0010c50b" style:font-style-asian="italic" style:font-style-complex="italic"/>
    </style:style>
    <style:style style:name="T4" style:family="text">
      <style:text-properties style:font-name="Liberation Mono" fo:font-style="italic" officeooo:rsid="00251e0e" style:font-style-asian="italic" style:font-style-complex="italic"/>
    </style:style>
    <style:style style:name="T5" style:family="text">
      <style:text-properties fo:font-style="italic" officeooo:rsid="0010c50b" style:font-style-asian="italic" style:font-style-complex="italic"/>
    </style:style>
    <style:style style:name="T6" style:family="text">
      <style:text-properties fo:font-style="italic" officeooo:rsid="00251e0e" style:font-style-asian="italic" style:font-style-complex="italic"/>
    </style:style>
    <style:style style:name="T7" style:family="text">
      <style:text-properties fo:font-style="italic" style:text-underline-style="none" officeooo:rsid="0010c50b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c50b" style:font-style-asian="normal" style:font-style-complex="normal"/>
    </style:style>
    <style:style style:name="T10" style:family="text">
      <style:text-properties fo:font-style="normal" officeooo:rsid="0011ec25" style:font-style-asian="normal" style:font-style-complex="normal"/>
    </style:style>
    <style:style style:name="T11" style:family="text">
      <style:text-properties fo:font-style="normal" officeooo:rsid="00123845" style:font-style-asian="normal" style:font-style-complex="normal"/>
    </style:style>
    <style:style style:name="T12" style:family="text">
      <style:text-properties fo:font-style="normal" officeooo:rsid="00156f17" style:font-style-asian="normal" style:font-style-complex="normal"/>
    </style:style>
    <style:style style:name="T13" style:family="text">
      <style:text-properties fo:font-style="normal" officeooo:rsid="001adcbe" style:font-style-asian="normal" style:font-style-complex="normal"/>
    </style:style>
    <style:style style:name="T14" style:family="text">
      <style:text-properties fo:font-style="normal" officeooo:rsid="001c6797" style:font-style-asian="normal" style:font-style-complex="normal"/>
    </style:style>
    <style:style style:name="T15" style:family="text">
      <style:text-properties fo:font-style="normal" officeooo:rsid="0021f79e" style:font-style-asian="normal" style:font-style-complex="normal"/>
    </style:style>
    <style:style style:name="T16" style:family="text">
      <style:text-properties fo:font-style="normal" officeooo:rsid="00251e0e" style:font-style-asian="normal" style:font-style-complex="normal"/>
    </style:style>
    <style:style style:name="T17" style:family="text">
      <style:text-properties officeooo:rsid="00123845"/>
    </style:style>
    <style:style style:name="T18" style:family="text">
      <style:text-properties officeooo:rsid="001430b3"/>
    </style:style>
    <style:style style:name="T19" style:family="text">
      <style:text-properties officeooo:rsid="00150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per, 2024-1</text:span></text:p>
      <text:p text:style-name="P2">Supercomputação</text:p>
      <text:p text:style-name="P2"/>
      <text:p text:style-name="P3">Projeto final</text:p>
      <text:p text:style-name="P4">Jerônimo de Abreu Afrange</text:p>
      <text:p text:style-name="P4"/>
      <text:p text:style-name="P12">https://github.com/jeronimo-a/projeto-supercomp-2024-1</text:p>
      <text:p text:style-name="P4"/>
      <text:p text:style-name="P8"><text:span text:style-name="T17">Solução</text:span> 1: <text:span text:style-name="T17">método Monte Carlo</text:span></text:p>
      <text:p text:style-name="P8"/>
      <text:p text:style-name="P5"><text:tab/>Na <text:span text:style-name="T17">solução</text:span> 1, ao invés de fazer uma busca exaustiva, foi utilizado o método de Monte Carlo, para simplificar o processo de implementação. O emprego do método foi feito variando <text:span text:style-name="T18">de forma aleatória</text:span> a ordem dos candidatos fornecidos para a função definida pelo pseudocódigo fornecido, e selecionando, <text:span text:style-name="T19">em seguida</text:span> o resultado mais adequado <text:span text:style-name="T19">de todos os obtidos</text:span>.</text:p>
      <text:p text:style-name="P5"><text:tab/>Para implementar uma busca exaustiva, seria necessário testar todos os possíveis arranjos do vetor de candidatos, o que teria complexidade computacional altíssima, visto que o número de arranjos possíveis é <text:span text:style-name="T2">n </text:span><text:span text:style-name="T12">fatorial, </text:span><text:span text:style-name="T16">sendo </text:span><text:span text:style-name="T4">n </text:span><text:span text:style-name="T16">a quantidade de vértices da rede.</text:span></text:p>
      <text:p text:style-name="P5"><text:span text:style-name="T8"/></text:p>
      <text:p text:style-name="P9"><text:span text:style-name="T11">Solução</text:span><text:span text:style-name="T8"> 2: paralelização com a heurística gulosa</text:span></text:p>
      <text:p text:style-name="P9"><text:span text:style-name="T8"/></text:p>
      <text:p text:style-name="P5"><text:span text:style-name="T8"><text:tab/></text:span><text:span text:style-name="T9">A heurítsica gulosa foi implementada calculando somente a clique local do vetor de nós candidatos ordenados pelo grau, sendo o nó de maior grau o último do vetor. </text:span><text:span text:style-name="T10">O</text:span><text:span text:style-name="T9"> grau do primeiro candidato a ser testado pelo algoritmo fornecido é o tamanho máximo possível da clique </text:span><text:span text:style-name="T13">a ser obtida,</text:span><text:span text:style-name="T9"> </text:span><text:span text:style-name="T14">n</text:span><text:span text:style-name="T9">o entanto, isso não quer dizer que a clique obtida será a maior possível.</text:span></text:p>
      <text:p text:style-name="P5"><text:span text:style-name="T9"><text:tab/>A</text:span><text:span text:style-name="T10">s</text:span><text:span text:style-name="T9"> mudança</text:span><text:span text:style-name="T10">s</text:span><text:span text:style-name="T9"> realizada</text:span><text:span text:style-name="T10">s</text:span><text:span text:style-name="T9"> no progama descrito acima </text:span><text:span text:style-name="T10">a fim de paralelizar o processamento foram feitas em quatro pontos</text:span><text:span text:style-name="T9">.</text:span></text:p>
      <text:p text:style-name="P5"><text:span text:style-name="T9"><text:tab/>O primeiro ponto foi no laço for de inicialização do vetor de candidatos inicial, na função </text:span><text:span text:style-name="T3">findMaximumClique</text:span><text:span text:style-name="T9">. O </text:span><text:span text:style-name="T5">loop</text:span><text:span text:style-name="T9"> simplesmente preenche um vetor com números ordenados que vão de 0 até a quantidade total de nodes menos 1, portanto, as mudanças que ocorrem no vetor são completamente compartimentalizadas, bastando assim, dividir as iterações do </text:span><text:span text:style-name="T5">loop</text:span><text:span text:style-name="T9"> entre a maior quantidade de </text:span><text:span text:style-name="T5">threads</text:span><text:span text:style-name="T9"> possível, de forma indiscriminada.</text:span></text:p>
      <text:p text:style-name="P5"><text:span text:style-name="T9"><text:tab/>O segundo ponto de paralelização foi na inicialização da matriz de grau por nó, dentro da função </text:span><text:span text:style-name="T3">sortNodesByDegree</text:span><text:span text:style-name="T9">. A paralelização, apesar de desta vez o vetor ser bidimensional, foi feita de forma similar à do ponto anterior. Trata-se de um laço duplo aninhado, no qual apenas uma linha da matriz é manipulada por iteração, facilitando o processo de paralelização. Não foi possível colapsar os dois laços em um só porque dentro do laço </text:span><text:soft-page-break/><text:span text:style-name="T9">interno um mesmo elemento da matriz seria incrementado por mais de uma </text:span><text:span text:style-name="T7">thread</text:span><text:span text:style-name="T9">, causando possíveis colisões.</text:span></text:p>
      <text:p text:style-name="P5"><text:span text:style-name="T9"><text:tab/>O terceiro ponto foi na cópia dos índices dos nós da matriz ordenada para um novo vetor. Sendo uma cópia simples, a paralelização foi feita da mesma maneira que no primeiro ponto, simplesmente dividindo as iterações do laço de forma indiscriminada entre o maior número de </text:span><text:span text:style-name="T5">threads</text:span><text:span text:style-name="T9"> possível.</text:span></text:p>
      <text:p text:style-name="P5"><text:span text:style-name="T9"><text:tab/>O quarto ponto foi o que fez maior diferença na performance, por paralelizar uma parte mais demorada do processo. O ponto em questão é o </text:span><text:span text:style-name="T5">loop</text:span><text:span text:style-name="T9"> interno da função </text:span><text:span text:style-name="T3">findClique</text:span><text:span text:style-name="T9">, que encontra o clique local a partir da lista de nós ordenada pelo grau. O </text:span><text:span text:style-name="T5">loop</text:span><text:span text:style-name="T9"> interno percorre todos os nós ainda na lista de candidatos da clique, verificando se este é adjacente a cada membro já pertencente à clique. No caso que o candidato é adjacente a todos, ele é incluso em uma nova lista. A ordem com a qual eles são inclusos nesta nova lista é importante, e deve ser igual a ordem das iterações do </text:span><text:span text:style-name="T5">loop</text:span><text:span text:style-name="T9">, por isso, neste caso, utilizou-se uma cláusula de </text:span><text:span text:style-name="T5">loop</text:span><text:span text:style-name="T9"> </text:span><text:span text:style-name="T3">for</text:span><text:span text:style-name="T9"> paralelizado ordenado do OpenMP, mantendo a ordem original das iterações. Manter a ordem original é importante para chegar ao mesmo resultado da versão sequencial.</text:span></text:p>
      <text:p text:style-name="P5"><text:span text:style-name="T9"/></text:p>
      <text:p text:style-name="P10"><text:span text:style-name="T8">Solução 3: distribuição de processamento</text:span></text:p>
      <text:p text:style-name="P10"><text:span text:style-name="T8"/></text:p>
      <text:p text:style-name="P6"><text:span text:style-name="T8"><text:tab/>Esta etapa não foi realizada, </text:span><text:span text:style-name="T15">mas no caso da solução exaustiva, ou de Monte Carlo, bastaria distribuir o processamento das variantes para obter um ganho na performance.</text:span></text:p>
      <text:p text:style-name="P6"><text:span text:style-name="T15"/></text:p>
      <text:p text:style-name="P11"><text:span text:style-name="T15">C</text:span><text:span text:style-name="T8">omparação das performances</text:span></text:p>
      <text:p text:style-name="P11"><text:span text:style-name="T8"/></text:p>
      <text:p text:style-name="P7"><text:span text:style-name="T8"><text:tab/></text:span><text:span text:style-name="T16">Para comparar os algoritmos baseados na heurística gulosa com a implementação do método Monte Carlo, a quantidade de iterações da última foi configurada para ser igual a </text:span><text:span text:style-name="T4">n</text:span><text:span text:style-name="T16"> fatorial, com o objetivo de aproximar o tempo de execução ao do algoritmo exaustiv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3:35:11.145741917</meta:creation-date>
    <dc:date>2024-06-07T04:01:13.181737065</dc:date>
    <meta:editing-duration>PT25M54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19" meta:word-count="622" meta:character-count="3853" meta:non-whitespace-character-count="3240"/>
  </office:meta>
</office:document-meta>
</file>